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 fo:line-height="115%"/>
    </style:style>
    <style:style style:name="P2" style:parent-style-name="PreformattedText" style:family="paragraph">
      <style:paragraph-properties fo:line-height="115%"/>
      <style:text-properties style:font-name="Liberation Sans"/>
    </style:style>
    <style:style style:name="P3" style:parent-style-name="PreformattedText" style:family="paragraph">
      <style:paragraph-properties fo:line-height="115%"/>
      <style:text-properties style:font-name="Liberation Sans"/>
    </style:style>
    <style:style style:name="P4" style:parent-style-name="PreformattedText" style:family="paragraph">
      <style:paragraph-properties fo:line-height="115%"/>
      <style:text-properties style:font-name="Liberation Sans"/>
    </style:style>
    <style:style style:name="P5" style:parent-style-name="Titolo1" style:family="paragraph">
      <style:paragraph-properties fo:line-height="115%"/>
      <style:text-properties fo:font-size="13pt" style:font-size-asian="13pt" style:font-size-complex="13pt" fo:language="en" fo:country="GB"/>
    </style:style>
    <style:style style:name="P6" style:parent-style-name="PreformattedText" style:family="paragraph">
      <style:paragraph-properties fo:line-height="115%"/>
    </style:style>
    <style:style style:name="T7" style:parent-style-name="Car.predefinitoparagrafo" style:family="text">
      <style:text-properties style:font-name="Liberation Sans" fo:language="en" fo:country="GB"/>
    </style:style>
    <style:style style:name="T8" style:parent-style-name="Car.predefinitoparagrafo" style:family="text">
      <style:text-properties style:font-name="Liberation Sans"/>
    </style:style>
    <style:style style:name="T9" style:parent-style-name="Car.predefinitoparagrafo" style:family="text">
      <style:text-properties style:font-name="Liberation Sans"/>
    </style:style>
    <style:style style:name="P10" style:parent-style-name="PreformattedText" style:family="paragraph">
      <style:paragraph-properties fo:line-height="115%"/>
      <style:text-properties style:font-name="Liberation Sans"/>
    </style:style>
    <style:style style:name="P11" style:parent-style-name="PreformattedText" style:family="paragraph">
      <style:paragraph-properties fo:line-height="115%"/>
      <style:text-properties style:font-name="Liberation Sans"/>
    </style:style>
    <style:style style:name="P12" style:parent-style-name="PreformattedText" style:family="paragraph">
      <style:paragraph-properties fo:line-height="115%"/>
      <style:text-properties style:font-name="Liberation Sans"/>
    </style:style>
    <style:style style:name="P13" style:parent-style-name="PreformattedText" style:family="paragraph">
      <style:paragraph-properties fo:line-height="115%"/>
      <style:text-properties style:font-name="Liberation Sans"/>
    </style:style>
    <style:style style:name="P14" style:parent-style-name="PreformattedText" style:family="paragraph">
      <style:paragraph-properties fo:line-height="115%"/>
      <style:text-properties style:font-name="Liberation Sans"/>
    </style:style>
    <style:style style:name="P15" style:parent-style-name="PreformattedText" style:family="paragraph">
      <style:paragraph-properties fo:line-height="115%"/>
      <style:text-properties style:font-name="Liberation Sans"/>
    </style:style>
    <style:style style:name="P16" style:parent-style-name="PreformattedText" style:family="paragraph">
      <style:paragraph-properties fo:line-height="115%"/>
      <style:text-properties style:font-name="Liberation Sans"/>
    </style:style>
    <style:style style:name="P17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18" style:parent-style-name="PreformattedText" style:family="paragraph">
      <style:paragraph-properties fo:line-height="115%"/>
      <style:text-properties style:font-name="Liberation Sans"/>
    </style:style>
    <style:style style:name="P19" style:parent-style-name="PreformattedText" style:family="paragraph">
      <style:paragraph-properties fo:line-height="115%"/>
      <style:text-properties style:font-name="Liberation Sans"/>
    </style:style>
    <style:style style:name="P20" style:parent-style-name="PreformattedText" style:family="paragraph">
      <style:paragraph-properties fo:line-height="115%"/>
      <style:text-properties style:font-name="Liberation Sans" fo:language="en" fo:country="GB"/>
    </style:style>
    <style:style style:name="P21" style:parent-style-name="PreformattedText" style:family="paragraph">
      <style:paragraph-properties fo:line-height="115%"/>
      <style:text-properties style:font-name="Liberation Sans"/>
    </style:style>
    <style:style style:name="P22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23" style:parent-style-name="PreformattedText" style:family="paragraph">
      <style:paragraph-properties fo:line-height="115%"/>
      <style:text-properties style:font-name="Liberation Sans"/>
    </style:style>
    <style:style style:name="P24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25" style:parent-style-name="PreformattedText" style:family="paragraph">
      <style:paragraph-properties fo:line-height="115%"/>
      <style:text-properties style:font-name="Liberation Sans"/>
    </style:style>
    <style:style style:name="P26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27" style:parent-style-name="PreformattedText" style:family="paragraph">
      <style:paragraph-properties fo:line-height="115%"/>
      <style:text-properties style:font-name="Liberation Sans"/>
    </style:style>
    <style:style style:name="P28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29" style:parent-style-name="PreformattedText" style:family="paragraph">
      <style:paragraph-properties fo:line-height="115%"/>
      <style:text-properties style:font-name="Liberation Sans" fo:language="en" fo:country="GB"/>
    </style:style>
    <style:style style:name="P30" style:parent-style-name="PreformattedText" style:family="paragraph">
      <style:paragraph-properties fo:line-height="115%"/>
      <style:text-properties style:font-name="Liberation Sans"/>
    </style:style>
    <style:style style:name="P31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32" style:parent-style-name="Titolo1" style:family="paragraph">
      <style:paragraph-properties fo:line-height="115%"/>
      <style:text-properties fo:font-size="13pt" style:font-size-asian="13pt" style:font-size-complex="13pt" fo:language="en" fo:country="GB"/>
    </style:style>
    <style:style style:name="P33" style:parent-style-name="PreformattedText" style:family="paragraph">
      <style:paragraph-properties fo:line-height="115%"/>
      <style:text-properties style:font-name="Liberation Sans"/>
    </style:style>
    <style:style style:name="P34" style:parent-style-name="PreformattedText" style:family="paragraph">
      <style:paragraph-properties fo:line-height="115%"/>
      <style:text-properties style:font-name="Liberation Sans" fo:font-weight="bold" style:font-weight-asian="bold" style:font-weight-complex="bold"/>
    </style:style>
    <style:style style:name="P35" style:parent-style-name="PreformattedText" style:family="paragraph">
      <style:paragraph-properties fo:line-height="115%"/>
      <style:text-properties style:font-name="Liberation Sans"/>
    </style:style>
    <style:style style:name="P36" style:parent-style-name="PreformattedText" style:family="paragraph">
      <style:paragraph-properties fo:line-height="115%"/>
      <style:text-properties style:font-name="Liberation Sans"/>
    </style:style>
    <style:style style:name="P37" style:parent-style-name="PreformattedText" style:family="paragraph">
      <style:paragraph-properties fo:line-height="115%"/>
      <style:text-properties style:font-name="Liberation Sans" fo:font-weight="bold" style:font-weight-asian="bold" style:font-weight-complex="bold"/>
    </style:style>
    <style:style style:name="P38" style:parent-style-name="PreformattedText" style:family="paragraph">
      <style:paragraph-properties fo:line-height="115%"/>
      <style:text-properties style:font-name="Liberation Sans"/>
    </style:style>
    <style:style style:name="P39" style:parent-style-name="PreformattedText" style:family="paragraph">
      <style:paragraph-properties fo:line-height="115%"/>
      <style:text-properties style:font-name="Liberation Sans"/>
    </style:style>
    <style:style style:name="P40" style:parent-style-name="PreformattedText" style:family="paragraph">
      <style:paragraph-properties fo:line-height="115%"/>
      <style:text-properties style:font-name="Liberation Sans" fo:font-weight="bold" style:font-weight-asian="bold" style:font-weight-complex="bold"/>
    </style:style>
    <style:style style:name="P41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42" style:parent-style-name="PreformattedText" style:family="paragraph">
      <style:paragraph-properties fo:line-height="115%"/>
      <style:text-properties style:font-name="Liberation Sans"/>
    </style:style>
    <style:style style:name="P43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44" style:parent-style-name="PreformattedText" style:family="paragraph">
      <style:paragraph-properties fo:line-height="115%"/>
      <style:text-properties style:font-name="Liberation Sans" fo:language="en" fo:country="GB"/>
    </style:style>
    <style:style style:name="P45" style:parent-style-name="PreformattedText" style:family="paragraph">
      <style:paragraph-properties fo:line-height="115%"/>
    </style:style>
    <style:style style:name="T46" style:parent-style-name="Car.predefinitoparagrafo" style:family="text">
      <style:text-properties style:font-name="Liberation Sans"/>
    </style:style>
    <style:style style:name="T47" style:parent-style-name="Car.predefinitoparagrafo" style:family="text">
      <style:text-properties style:font-name="Liberation Sans"/>
    </style:style>
    <style:style style:name="T48" style:parent-style-name="Car.predefinitoparagrafo" style:family="text">
      <style:text-properties style:font-name="Liberation Sans" fo:font-weight="bold" style:font-weight-asian="bold" style:font-weight-complex="bold"/>
    </style:style>
    <style:style style:name="T49" style:parent-style-name="Car.predefinitoparagrafo" style:family="text">
      <style:text-properties style:font-name="Liberation Sans"/>
    </style:style>
    <style:style style:name="P50" style:parent-style-name="PreformattedText" style:family="paragraph">
      <style:paragraph-properties fo:line-height="115%"/>
      <style:text-properties style:font-name="Liberation Sans"/>
    </style:style>
    <style:style style:name="P51" style:parent-style-name="PreformattedText" style:family="paragraph">
      <style:paragraph-properties fo:line-height="115%"/>
      <style:text-properties style:font-name="Liberation Sans"/>
    </style:style>
    <style:style style:name="P52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53" style:parent-style-name="Titolo1" style:family="paragraph">
      <style:paragraph-properties fo:line-height="115%"/>
      <style:text-properties fo:font-size="13pt" style:font-size-asian="13pt" style:font-size-complex="13pt" fo:language="en" fo:country="GB"/>
    </style:style>
    <style:style style:name="P54" style:parent-style-name="PreformattedText" style:family="paragraph">
      <style:paragraph-properties fo:line-height="115%"/>
      <style:text-properties style:font-name="Liberation Sans"/>
    </style:style>
    <style:style style:name="P55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56" style:parent-style-name="PreformattedText" style:family="paragraph">
      <style:paragraph-properties fo:line-height="115%"/>
      <style:text-properties style:font-name="Liberation Sans" fo:language="en" fo:country="GB"/>
    </style:style>
    <style:style style:name="P57" style:parent-style-name="PreformattedText" style:family="paragraph">
      <style:paragraph-properties fo:line-height="115%"/>
    </style:style>
    <style:style style:name="T58" style:parent-style-name="Car.predefinitoparagrafo" style:family="text">
      <style:text-properties style:font-name="Liberation Sans"/>
    </style:style>
    <style:style style:name="T59" style:parent-style-name="Car.predefinitoparagrafo" style:family="text">
      <style:text-properties style:font-name="Liberation Sans" fo:font-weight="bold" style:font-weight-asian="bold" style:font-weight-complex="bold"/>
    </style:style>
    <style:style style:name="T60" style:parent-style-name="Car.predefinitoparagrafo" style:family="text">
      <style:text-properties style:font-name="Liberation Sans"/>
    </style:style>
    <style:style style:name="P61" style:parent-style-name="PreformattedText" style:family="paragraph">
      <style:paragraph-properties fo:line-height="115%"/>
      <style:text-properties style:font-name="Liberation Sans" fo:language="en" fo:country="GB"/>
    </style:style>
    <style:style style:name="P62" style:parent-style-name="PreformattedText" style:family="paragraph">
      <style:paragraph-properties fo:line-height="115%"/>
      <style:text-properties style:font-name="Liberation Sans" fo:language="en" fo:country="GB"/>
    </style:style>
    <style:style style:name="P63" style:parent-style-name="PreformattedText" style:family="paragraph">
      <style:paragraph-properties fo:line-height="115%"/>
      <style:text-properties style:font-name="Liberation Sans" fo:language="en" fo:country="GB"/>
    </style:style>
    <style:style style:name="P64" style:parent-style-name="PreformattedText" style:family="paragraph">
      <style:paragraph-properties fo:line-height="115%"/>
      <style:text-properties style:font-name="Liberation Sans" fo:language="en" fo:country="GB"/>
    </style:style>
    <style:style style:name="P65" style:parent-style-name="PreformattedText" style:family="paragraph">
      <style:paragraph-properties fo:line-height="115%"/>
      <style:text-properties style:font-name="Liberation Sans" fo:language="en" fo:country="GB"/>
    </style:style>
    <style:style style:name="P66" style:parent-style-name="PreformattedText" style:family="paragraph">
      <style:paragraph-properties fo:line-height="115%"/>
      <style:text-properties style:font-name="Liberation Sans" fo:language="en" fo:country="GB"/>
    </style:style>
    <style:style style:name="P67" style:parent-style-name="PreformattedText" style:family="paragraph">
      <style:paragraph-properties fo:line-height="115%"/>
      <style:text-properties style:font-name="Liberation Sans" fo:language="en" fo:country="GB"/>
    </style:style>
    <style:style style:name="P68" style:parent-style-name="PreformattedText" style:family="paragraph">
      <style:paragraph-properties fo:line-height="115%"/>
      <style:text-properties style:font-name="Liberation Sans" fo:language="en" fo:country="GB"/>
    </style:style>
    <style:style style:name="P69" style:parent-style-name="PreformattedText" style:family="paragraph">
      <style:paragraph-properties fo:line-height="115%"/>
      <style:text-properties style:font-name="Liberation Sans" fo:language="en" fo:country="GB"/>
    </style:style>
    <style:style style:name="P70" style:parent-style-name="PreformattedText" style:family="paragraph">
      <style:paragraph-properties fo:line-height="115%"/>
      <style:text-properties style:font-name="Liberation Sans" fo:language="en" fo:country="GB"/>
    </style:style>
    <style:style style:name="P71" style:parent-style-name="PreformattedText" style:family="paragraph">
      <style:paragraph-properties fo:line-height="115%"/>
      <style:text-properties style:font-name="Liberation Sans" fo:language="en" fo:country="GB"/>
    </style:style>
    <style:style style:name="P72" style:parent-style-name="PreformattedText" style:family="paragraph">
      <style:paragraph-properties fo:line-height="115%"/>
      <style:text-properties style:font-name="Liberation Sans" fo:language="en" fo:country="GB"/>
    </style:style>
    <style:style style:name="P73" style:parent-style-name="PreformattedText" style:family="paragraph">
      <style:paragraph-properties fo:line-height="115%"/>
      <style:text-properties style:font-name="Liberation Sans" fo:language="en" fo:country="GB"/>
    </style:style>
    <style:style style:name="P74" style:parent-style-name="PreformattedText" style:family="paragraph">
      <style:paragraph-properties fo:line-height="115%"/>
      <style:text-properties style:font-name="Liberation Sans" fo:language="en" fo:country="GB"/>
    </style:style>
    <style:style style:name="P75" style:parent-style-name="PreformattedText" style:family="paragraph">
      <style:paragraph-properties fo:line-height="115%"/>
      <style:text-properties style:font-name="Liberation Sans" fo:language="en" fo:country="GB"/>
    </style:style>
    <style:style style:name="P76" style:parent-style-name="PreformattedText" style:family="paragraph">
      <style:paragraph-properties fo:line-height="115%"/>
      <style:text-properties style:font-name="Liberation Sans" fo:language="en" fo:country="GB"/>
    </style:style>
    <style:style style:name="P77" style:parent-style-name="PreformattedText" style:family="paragraph">
      <style:paragraph-properties fo:line-height="115%"/>
      <style:text-properties style:font-name="Liberation Sans" fo:language="en" fo:country="GB"/>
    </style:style>
    <style:style style:name="P78" style:parent-style-name="PreformattedText" style:family="paragraph">
      <style:paragraph-properties fo:line-height="115%"/>
      <style:text-properties style:font-name="Liberation Sans" fo:language="en" fo:country="GB"/>
    </style:style>
    <style:style style:name="P79" style:parent-style-name="PreformattedText" style:family="paragraph">
      <style:paragraph-properties fo:line-height="115%"/>
    </style:style>
    <style:style style:name="T80" style:parent-style-name="Car.predefinitoparagrafo" style:family="text">
      <style:text-properties style:font-name="Liberation Sans" fo:language="en" fo:country="GB"/>
    </style:style>
  </office:automatic-styles>
  <office:body>
    <office:text text:use-soft-page-breaks="true">
      <text:p text:style-name="P1">Software tools</text:p>
      <text:p text:style-name="P2">Laboratorio per il corso di “Information Systems Security”</text:p>
      <text:p text:style-name="P3">Politecnico di Torino – A.A. 2023/24</text:p>
      <text:p text:style-name="P4"/>
      <text:h text:style-name="P5" text:outline-level="1">Nmap</text:h>
      <text:p text:style-name="P6"><text:span text:style-name="T7">Network and Port scanner (open source).<text:s/></text:span><text:span text:style-name="T8">É progettato per eseguire veloci diagnosi su grandi reti. Per esempio,<text:s/></text:span><text:span text:style-name="T9">permette di determinare quali tipo di sistema operativo si trova in un particolare network host e quali servizi di applicazioni sono attivi.</text:span></text:p>
      <text:list text:style-name="LFO1" text:continue-numbering="true">
        <text:list-item>
          <text:p text:style-name="P10">-sT: TCP SYN/Connect()/ACK/Window/Maimon scans (prova a stabilire una connessione TCP)</text:p>
        </text:list-item>
        <text:list-item>
          <text:p text:style-name="P11">-p: porta da eseguire lo scanning</text:p>
        </text:list-item>
        <text:list-item>
          <text:p text:style-name="P12">-O: abilita la rilevazione del sistema operativo</text:p>
        </text:list-item>
        <text:list-item>
          <text:p text:style-name="P13">-v: verbose</text:p>
        </text:list-item>
        <text:list-item>
          <text:p text:style-name="P14">-sV:<text:s/>tenta di scorpire le porte attive per determinare le informazioni su su servizio/versione, non fa ping ICMP</text:p>
        </text:list-item>
        <text:list-item>
          <text:p text:style-name="P15">-A:<text:s/>rileva<text:s/>il<text:s/>sistema operativo, versione, tipo di scansione effettuata e traceroute, si tratta di un’opzione che conduce il comando nmap a creare un scansione “Aggressiva” e va più a fondo di quando lo sia sV che è molto più blanda e “sintetica”<text:s/></text:p>
        </text:list-item>
      </text:list>
      <text:p text:style-name="P16"/>
      <text:h text:style-name="P17" text:outline-level="1">Ettercap</text:h>
      <text:p text:style-name="P18">Strumento open source che permette di eseguire attacchi man-in-the-middle e attacchi di sniffing in un Local Area Network (LAN).</text:p>
      <text:list text:style-name="LFO2" text:continue-numbering="true">
        <text:list-item>
          <text:p text:style-name="P19">-Tq: restituisce un risultato poco<text:s/>verboso, adatto per l’esecuzione da parte di scripts</text:p>
        </text:list-item>
        <text:list-item>
          <text:p text:style-name="P20">-T: testo semplice (only printf)</text:p>
        </text:list-item>
        <text:list-item>
          <text:p text:style-name="P21">-M: specifica il modulo (ad esempio -M arp farà un attacco ARP)</text:p>
        </text:list-item>
      </text:list>
      <text:h text:style-name="P22" text:outline-level="1">Wireshark</text:h>
      <text:p text:style-name="P23">Strumento open source (con interfaccia user friendly) che permette di catturare il traffico della rete.</text:p>
      <text:h text:style-name="P24" text:outline-level="1">GVM</text:h>
      <text:p text:style-name="P25">Strumento open source che permette di scannerizzare le vulnerabilità. Permette di rilevare nodi che sono soggetti a vulnerabilità software conosciuti, nonchè configurazioni insicure del servizio in esecuzione sul network host.</text:p>
      <text:h text:style-name="P26" text:outline-level="1">Apache2 - Web server</text:h>
      <text:p text:style-name="P27">Per far partire, fermare o riavviare il web server, usare il comando:</text:p>
      <text:p text:style-name="P28">sudo systemctl { start | stop | restart } apache2</text:p>
      <text:p text:style-name="P29"/>
      <text:p text:style-name="P30">La configurazione delle porte server (ad esempio la porta di ascolto) può essere trovata nel file:</text:p>
      <text:p text:style-name="P31">/etc/apache2/ports.conf</text:p>
      <text:h text:style-name="P32" text:outline-level="1">VSFTP -<text:s/>FTP server</text:h>
      <text:p text:style-name="P33">Per far partire, fermare o riavviare il FTP server, usare il comando:</text:p>
      <text:p text:style-name="P34">systemctl { start | stop | restart } vsftpd</text:p>
      <text:p text:style-name="P35"/>
      <text:p text:style-name="P36">La configurazione delle porte server possono essere trovate nel file:</text:p>
      <text:soft-page-break/>
      <text:p text:style-name="P37">/etc/vsftpd.conf</text:p>
      <text:p text:style-name="P38"/>
      <text:p text:style-name="P39">Per esempio, per cambiare la porta di ascolto a 201, devi aggiungere/modificare la linea</text:p>
      <text:p text:style-name="P40">listen port=201</text:p>
      <text:h text:style-name="P41" text:outline-level="1">SSH2 - SSH server</text:h>
      <text:p text:style-name="P42">Per far partire, fermare o riavviare il SSH server, usare il comando:</text:p>
      <text:p text:style-name="P43">sudo systemctl { start | stop | restart } ssh</text:p>
      <text:p text:style-name="P44"/>
      <text:p text:style-name="P45"><text:span text:style-name="T46">La configurazione della porta di ascolto del server si<text:s/></text:span><text:span text:style-name="T47">trova in<text:s/></text:span><text:span text:style-name="T48">/etc/ssh/sshd config</text:span><text:span text:style-name="T49">.</text:span></text:p>
      <text:p text:style-name="P50"/>
      <text:p text:style-name="P51">Prima di far partire il server per la prima volta, devi generare le chiavi dell’host con il comando:</text:p>
      <text:p text:style-name="P52">ssh-keygen -A</text:p>
      <text:h text:style-name="P53" text:outline-level="1">Exim - Mail server</text:h>
      <text:p text:style-name="P54">Per far partire, fermare o riavviare il mail server, usare il comando:</text:p>
      <text:p text:style-name="P55">sudo<text:s/>systemctl { start | stop | restart } exim4</text:p>
      <text:p text:style-name="P56"/>
      <text:p text:style-name="P57"><text:span text:style-name="T58">La configurazione delle porte può essere modificata nel file:<text:s/></text:span><text:span text:style-name="T59">/etc/default/exim4</text:span><text:span text:style-name="T60">.</text:span></text:p>
      <text:p text:style-name="P61">Using the arp commands</text:p>
      <text:p text:style-name="P62">You can delete an IP address from the ARP table by using the arp command with the -d option followed by</text:p>
      <text:p text:style-name="P63">the address to remove. For example, to delete the IP address 192.168.1.44:</text:p>
      <text:p text:style-name="P64">arp -d 192.168.1.44</text:p>
      <text:p text:style-name="P65">If you are not sure which IP address you are looking for, then you can look at the ARP table to check the IP</text:p>
      <text:p text:style-name="P66">against the MAC address by using the -e option. For example:</text:p>
      <text:p text:style-name="P67">arp -e</text:p>
      <text:p text:style-name="P68"/>
      <text:p text:style-name="P69">Use of IP</text:p>
      <text:p text:style-name="P70">The command ip is a powerful command that can be used to analyse and manipulate the routing of IP packets</text:p>
      <text:p text:style-name="P71">on a Linux machine.</text:p>
      <text:p text:style-name="P72"/>
      <text:p text:style-name="P73">It allows also to remove all the entries of an ARP table (this operation cannot be done in a single step<text:s/>with the</text:p>
      <text:p text:style-name="P74">arp command) with the following command:</text:p>
      <text:p text:style-name="P75">ip neigh flush all</text:p>
      <text:p text:style-name="P76">It is useful to add the flag -s (repeated twice) in order to print information about the result of the command:</text:p>
      <text:p text:style-name="P77">ip -s -s neigh flush all</text:p>
      <text:p text:style-name="P78">During the laboratory, you will need to execute commands that require root privileges. For this reason, we</text:p>
      <text:p text:style-name="P79"><text:span text:style-name="T80">suggest you to switch to the super user with sudo su from the beginning of the practical exercis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ftime  George Florin</dc:creator>
    <meta:creation-date>2023-10-16T13:46:00Z</meta:creation-date>
    <dc:date>2023-10-16T13:51:00Z</dc:date>
    <meta:template xlink:href="Normal" xlink:type="simple"/>
    <meta:editing-cycles>19</meta:editing-cycles>
    <meta:editing-duration>PT2400S</meta:editing-duration>
    <meta:document-statistic meta:page-count="2" meta:paragraph-count="7" meta:word-count="565" meta:character-count="3779" meta:row-count="26" meta:non-whitespace-character-count="3221"/>
  </office:meta>
</office:document-meta>
</file>